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a7ca" officeooo:paragraph-rsid="000da7ca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da7ca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6a3e3e" style:font-name="Monospace" fo:font-size="10pt" style:font-size-asian="10pt"/>
    </style:style>
    <style:style style:name="T3" style:family="text">
      <style:text-properties fo:color="#7f0055" style:font-name="Monospace" fo:font-size="10pt" fo:font-weight="bold" style:font-size-asian="10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Preencher um COMBOX – Exemplo</text:p>
      <text:p text:style-name="P1"/>
      <text:p text:style-name="P1"><text:span text:style-name="T1">JComboBox&lt;String&gt; </text:span><text:span text:style-name="T2">txtEquipamento</text:span><text:span text:style-name="T1"> = </text:span><text:span text:style-name="T3">new</text:span><text:span text:style-name="T1"> JComboBox&lt;String&gt;();</text:span></text:p>
      <text:p text:style-name="P2"><text:span text:style-name="T1">TipoAeronaveDAO </text:span><text:span text:style-name="T2">tipoAeronaveDAO</text:span><text:span text:style-name="T1">= </text:span><text:span text:style-name="T3">new</text:span><text:span text:style-name="T1"> TipoAeronaveDAO();</text:span></text:p>
      <text:p text:style-name="P2"><text:span text:style-name="T1">ArrayList&lt;String&gt; </text:span><text:span text:style-name="T2">equip</text:span><text:span text:style-name="T1"> = </text:span><text:span text:style-name="T2">tipoAeronaveDAO</text:span><text:span text:style-name="T1">.selecionarEquipamento();</text:span></text:p>
      <text:p text:style-name="P3"><text:span text:style-name="T1"><text:tab/><text:tab/></text:span></text:p>
      <text:p text:style-name="P3"><text:span text:style-name="T3">for</text:span><text:span text:style-name="T1"> (String </text:span><text:span text:style-name="T2">s</text:span><text:span text:style-name="T1">: </text:span><text:span text:style-name="T2">equip</text:span><text:span text:style-name="T1">) {</text:span></text:p>
      <text:p text:style-name="P2"><text:span text:style-name="T1"><text:tab/></text:span><text:span text:style-name="T2">txtEquipamento</text:span><text:span text:style-name="T1">.addItem(</text:span><text:span text:style-name="T2">s</text:span><text:span text:style-name="T1">);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9:14:51.005740906</meta:creation-date>
    <dc:date>2019-05-07T19:16:45.539631540</dc:date>
    <meta:editing-duration>PT1M56S</meta:editing-duration>
    <meta:editing-cycles>1</meta:editing-cycles>
    <meta:document-statistic meta:table-count="0" meta:image-count="0" meta:object-count="0" meta:page-count="1" meta:paragraph-count="8" meta:word-count="25" meta:character-count="267" meta:non-whitespace-character-count="245"/>
    <meta:generator>LibreOffice/5.1.6.2$Linux_X86_64 LibreOffice_project/10m0$Build-2</meta:generator>
  </office:meta>
</office:document-meta>
</file>